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4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ce2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84cm" svg:height="9.006cm" svg:x="9.755cm" svg:y="4.115cm">
            <draw:object draw:notify-on-update-of-ranges="Sheet1.A1:Sheet1.A1 Sheet1.A2:Sheet1.A6 Sheet1.B1:Sheet1.B1 Sheet1.B2:Sheet1.B6 Sheet1.A1:Sheet1.A1 Sheet1.A2:Sheet1.A6 Sheet1.C1:Sheet1.C1 Sheet1.C2:Sheet1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Entfernung (mm)</text:p>
          </table:table-cell>
          <table:table-cell office:value-type="string" calcext:value-type="string">
            <text:p>Breite (µs)</text:p>
          </table:table-cell>
          <table:table-cell office:value-type="string" calcext:value-type="string">
            <text:p>Ticks</text:p>
          </table:table-cell>
          <table:table-cell table:number-columns-repeated="4"/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90" calcext:value-type="float">
            <text:p>90</text:p>
          </table:table-cell>
          <table:table-cell office:value-type="float" office:value="1437" calcext:value-type="float">
            <text:p>1437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42" calcext:value-type="float">
            <text:p>242</text:p>
          </table:table-cell>
          <table:table-cell office:value-type="float" office:value="3885" calcext:value-type="float">
            <text:p>3885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66" calcext:value-type="float">
            <text:p>366</text:p>
          </table:table-cell>
          <table:table-cell office:value-type="float" office:value="5861" calcext:value-type="float">
            <text:p>5861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37" calcext:value-type="float">
            <text:p>537</text:p>
          </table:table-cell>
          <table:table-cell office:value-type="float" office:value="8613" calcext:value-type="float">
            <text:p>8613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94" calcext:value-type="float">
            <text:p>794</text:p>
          </table:table-cell>
          <table:table-cell office:value-type="float" office:value="12716" calcext:value-type="float">
            <text:p>12716</text:p>
          </table:table-cell>
          <table:table-cell/>
          <table:table-cell table:style-name="ce1" table:formula="of:=SLOPE([.C2:.C6];[.A2:.A6])" office:value-type="float" office:value="52.4304670528603" calcext:value-type="float">
            <text:p>52,430</text:p>
          </table:table-cell>
          <table:table-cell/>
          <table:table-cell table:style-name="ce2" table:formula="of:=SLOPE([.A2:.A6];[.C2:.C6])" office:value-type="float" office:value="0.0190583700829551" calcext:value-type="float">
            <text:p>0,0191</text:p>
          </table:table-cell>
        </table:table-row>
        <table:table-row table:style-name="ro1">
          <table:table-cell table:number-columns-repeated="4"/>
          <table:table-cell table:style-name="ce1" table:formula="of:=INTERCEPT([.C2:.C6];[.A2:.A6])" office:value-type="float" office:value="-1965.12042903693" calcext:value-type="float">
            <text:p>-1.965,120</text:p>
          </table:table-cell>
          <table:table-cell/>
          <table:table-cell table:style-name="ce1" table:formula="of:=INTERCEPT([.A2:.A6];[.C2:.C6])" office:value-type="float" office:value="37.5748543725925" calcext:value-type="float">
            <text:p>37,5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4" loext:min-decimal-places="4" number:min-integer-digits="1" number:grouping="true"/>
    </number:number-style>
    <number:number-style style:name="N110">
      <number:number number:decimal-places="5" loext:min-decimal-places="5" number:min-integer-digits="1" number:grouping="true"/>
    </number:number-style>
    <number:number-style style:name="N111">
      <number:number number:decimal-places="6" loext:min-decimal-places="6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.00.0000</text:date>, <text:time style:data-style-name="N2" text:time-value="08:21:27.3680807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5T20:54:32.016073107</meta:creation-date>
    <dc:date>2021-12-06T13:22:11.792682012</dc:date>
    <meta:editing-duration>PT13M27S</meta:editing-duration>
    <meta:editing-cycles>2</meta:editing-cycles>
    <meta:generator>LibreOffice/6.4.7.2$Linux_X86_64 LibreOffice_project/40$Build-2</meta:generator>
    <meta:document-statistic meta:table-count="1" meta:cell-count="2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2000" chart:maximum="14000" chart:origin="0" chart:interval-major="2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62" loext:regression-force-intercept="false" loext:regression-intercept-value="0" chart:regression-type="linear"/>
      <style:graphic-properties svg:stroke-color="#004586"/>
    </style:style>
    <style:style style:name="ch9" style:family="chart" style:data-style-name="N107"/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62" loext:regression-force-intercept="false" loext:regression-intercept-value="0" chart:regression-type="linear"/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5cm" svg:height="9.007cm" xlink:href=".." xlink:type="simple" chart:class="chart:scatter" chart:style-name="ch1">
        <chart:legend chart:legend-position="end" svg:x="11.81cm" svg:y="3.457cm" style:legend-expansion="high" chart:style-name="ch2"/>
        <chart:plot-area chart:style-name="ch3" table:cell-range-address="Sheet1.A1:Sheet1.C6" chart:data-source-has-labels="row" svg:x="0.319cm" svg:y="0.18cm" svg:width="11.172cm" svg:height="8.647cm">
          <chartooo:coordinate-region svg:x="1.417cm" svg:y="0.379cm" svg:width="9.715cm" svg:height="8.2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" chart:label-cell-address="Sheet1.B1:Sheet1.B1" chart:class="chart:scatter">
            <chart:domain table:cell-range-address="Sheet1.A2:Sheet1.A6"/>
            <chart:regression-curve chart:style-name="ch8">
              <chart:equation chart:display-equation="true" chart:display-r-square="true" svg:x="5.547cm" svg:y="5.836cm" chart:style-name="ch9"/>
            </chart:regression-curve>
            <chart:data-point chart:repeated="5"/>
          </chart:series>
          <chart:series chart:style-name="ch10" chart:values-cell-range-address="Sheet1.C2:Sheet1.C6" chart:label-cell-address="Sheet1.C1:Sheet1.C1" chart:class="chart:scatter">
            <chart:regression-curve chart:style-name="ch11">
              <chart:equation chart:display-equation="true" chart:display-r-square="true" svg:x="1.953cm" svg:y="1.44cm" chart:style-name="ch9"/>
            </chart:regression-curve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Breite (µs)</text:p>
                <draw:g>
                  <svg:desc>Sheet1.B1:Sheet1.B1</svg:desc>
                </draw:g>
              </table:table-cell>
              <table:table-cell office:value-type="string">
                <text:p>Tick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.5">
                <text:p>62.5</text:p>
                <draw:g>
                  <svg:desc>Sheet1.A2:Sheet1.A6</svg:desc>
                </draw:g>
              </table:table-cell>
              <table:table-cell office:value-type="float" office:value="90">
                <text:p>90</text:p>
                <draw:g>
                  <svg:desc>Sheet1.B2:Sheet1.B6</svg:desc>
                </draw:g>
              </table:table-cell>
              <table:table-cell office:value-type="float" office:value="1437">
                <text:p>1437</text:p>
                <draw:g>
                  <svg:desc>Sheet1.C2:Sheet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5">
                <text:p>115</text:p>
              </table:table-cell>
              <table:table-cell office:value-type="float" office:value="242">
                <text:p>242</text:p>
              </table:table-cell>
              <table:table-cell office:value-type="float" office:value="3885">
                <text:p>38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366">
                <text:p>366</text:p>
              </table:table-cell>
              <table:table-cell office:value-type="float" office:value="5861">
                <text:p>58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537">
                <text:p>537</text:p>
              </table:table-cell>
              <table:table-cell office:value-type="float" office:value="8613">
                <text:p>86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0">
                <text:p>280</text:p>
              </table:table-cell>
              <table:table-cell office:value-type="float" office:value="794">
                <text:p>794</text:p>
              </table:table-cell>
              <table:table-cell office:value-type="float" office:value="12716">
                <text:p>127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